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204764"/>
    </style:style>
    <style:style style:name="P2" style:family="paragraph" style:parent-style-name="Standard">
      <style:text-properties fo:font-weight="bold" officeooo:paragraph-rsid="00204764" style:font-weight-asian="bold" style:font-weight-complex="bold"/>
    </style:style>
    <style:style style:name="P3" style:family="paragraph" style:parent-style-name="Standard">
      <style:text-properties fo:font-weight="bold" officeooo:paragraph-rsid="0023ec7b" style:font-weight-asian="bold" style:font-weight-complex="bold"/>
    </style:style>
    <style:style style:name="P4" style:family="paragraph" style:parent-style-name="Standard">
      <style:text-properties officeooo:paragraph-rsid="00222559"/>
    </style:style>
    <style:style style:name="P5" style:family="paragraph" style:parent-style-name="Standard">
      <style:text-properties fo:font-weight="normal" officeooo:rsid="0023ec7b" officeooo:paragraph-rsid="0023ec7b" style:font-weight-asian="normal" style:font-weight-complex="normal"/>
    </style:style>
    <style:style style:name="T1" style:family="text">
      <style:text-properties officeooo:rsid="0020476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04764" style:font-weight-asian="bold" style:font-weight-complex="bold"/>
    </style:style>
    <style:style style:name="T4" style:family="text">
      <style:text-properties officeooo:rsid="00222559"/>
    </style:style>
    <style:style style:name="T5" style:family="text">
      <style:text-properties officeooo:rsid="0023ec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General questions</text:p>
      <text:p text:style-name="P1"/>
      <text:p text:style-name="P1"><text:span text:style-name="T3">W</text:span><text:span text:style-name="T2">hich design decision do you regret?</text:span> </text:p>
      <text:p text:style-name="P1"/>
      <text:p text:style-name="P1">- <text:span text:style-name="T1">Using C instead of C++. I thought it wouldn’t make a big difference, but in retrospect it did. The standard library of C++ would have saved me a lot of time and would allow me to organise my code more clearly.</text:span></text:p>
      <text:p text:style-name="P1">- <text:span text:style-name="T5">I dislike my code for assembly generation. It works, but I don’t find it elegant and it seems that extending it to make it better would be harder than it should be. This is especially true for register handling.</text:span></text:p>
      <text:p text:style-name="P1"/>
      <text:p text:style-name="P2">How did you implement optimization X? </text:p>
      <text:p text:style-name="P1"/>
      <text:p text:style-name="P1">- <text:span text:style-name="T1">Peephole optimization: look at each line to see if there’s a pattern that can be replaced at that line</text:span></text:p>
      <text:p text:style-name="P1">- <text:span text:style-name="T1">Constant folding and useless math operation removal: during parsing, when emitting math operations (intermediate.c)</text:span></text:p>
      <text:p text:style-name="P1">- <text:span text:style-name="T1">Conditional jumps: if I know the answer at compile time, compile them away (assembly.c)</text:span></text:p>
      <text:p text:style-name="P1">- <text:span text:style-name="T4">Basic block optimisation: create DAG to avoid recomputing many times the same value and reduce the number of anonymous variables (analysis.c)</text:span></text:p>
      <text:p text:style-name="P4">- <text:span text:style-name="T4">Avoid recomputing if equivalent commutative expression has been calculated: DAG match function (analysis.c)</text:span></text:p>
      <text:p text:style-name="P2"/>
      <text:p text:style-name="P2">What is the most interesting part of your project? </text:p>
      <text:p text:style-name="P2"/>
      <text:p text:style-name="P5">The most challenging parts are probably the optimisations and the assembly generation:</text:p>
      <text:p text:style-name="P5"/>
      <text:p text:style-name="P5">- Register allocation &amp; memory movements</text:p>
      <text:p text:style-name="P5">- Optimisation of basic blocks was interesting</text:p>
      <text:p text:style-name="P2"/>
      <text:p text:style-name="P3">What <text:span text:style-name="T5">would you add or change</text:span>? </text:p>
      <text:p text:style-name="P3"/>
      <text:p text:style-name="P5">- Add assignment between arrays</text:p>
      <text:p text:style-name="P5">- Add fetching subarray of arrays</text:p>
      <text:p text:style-name="P5">- Better handling of strings</text:p>
      <text:p text:style-name="P5">- Add for-loops</text:p>
      <text:p text:style-name="P5">- Compile multiple files together</text:p>
      <text:p text:style-name="P5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2T18:55:30.236489967</meta:creation-date>
    <meta:generator>LibreOffice/6.2.4.2$Linux_X86_64 LibreOffice_project/20$Build-2</meta:generator>
    <dc:date>2019-06-27T11:43:52.944874393</dc:date>
    <meta:editing-duration>PT17M36S</meta:editing-duration>
    <meta:editing-cycles>3</meta:editing-cycles>
    <meta:document-statistic meta:table-count="0" meta:image-count="0" meta:object-count="0" meta:page-count="1" meta:paragraph-count="20" meta:word-count="246" meta:character-count="1471" meta:non-whitespace-character-count="1241"/>
  </office:meta>
</office:document-meta>
</file>